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032b" officeooo:paragraph-rsid="0009032b"/>
    </style:style>
    <style:style style:name="P2" style:family="paragraph" style:parent-style-name="Standard">
      <style:text-properties officeooo:rsid="0009bf65" officeooo:paragraph-rsid="0009bf65"/>
    </style:style>
    <style:style style:name="P3" style:family="paragraph" style:parent-style-name="Standard">
      <style:text-properties officeooo:rsid="000d72d1" officeooo:paragraph-rsid="000d72d1"/>
    </style:style>
    <style:style style:name="P4" style:family="paragraph" style:parent-style-name="Standard">
      <style:text-properties officeooo:rsid="00106723" officeooo:paragraph-rsid="00106723"/>
    </style:style>
    <style:style style:name="P5" style:family="paragraph" style:parent-style-name="Standard">
      <style:text-properties officeooo:rsid="00140d07" officeooo:paragraph-rsid="00140d07"/>
    </style:style>
    <style:style style:name="P6" style:family="paragraph" style:parent-style-name="Standard">
      <style:text-properties officeooo:rsid="0015bc8f" officeooo:paragraph-rsid="0015bc8f"/>
    </style:style>
    <style:style style:name="P7" style:family="paragraph" style:parent-style-name="Standard">
      <style:text-properties officeooo:rsid="001a62d0" officeooo:paragraph-rsid="001a62d0"/>
    </style:style>
    <style:style style:name="P8" style:family="paragraph" style:parent-style-name="Standard">
      <style:text-properties officeooo:rsid="002351e3" officeooo:paragraph-rsid="002351e3"/>
    </style:style>
    <style:style style:name="P9" style:family="paragraph" style:parent-style-name="Standard">
      <style:text-properties officeooo:rsid="00269f74" officeooo:paragraph-rsid="00269f74"/>
    </style:style>
    <style:style style:name="P10" style:family="paragraph" style:parent-style-name="Standard">
      <style:text-properties officeooo:rsid="0026d3f1" officeooo:paragraph-rsid="0026d3f1"/>
    </style:style>
    <style:style style:name="P11" style:family="paragraph" style:parent-style-name="Standard">
      <style:text-properties officeooo:rsid="00296f65" officeooo:paragraph-rsid="00296f65"/>
    </style:style>
    <style:style style:name="P12" style:family="paragraph" style:parent-style-name="Standard">
      <style:text-properties officeooo:rsid="002b1fae" officeooo:paragraph-rsid="002b1fae"/>
    </style:style>
    <style:style style:name="P13" style:family="paragraph" style:parent-style-name="Standard">
      <style:text-properties officeooo:rsid="002c0cbc" officeooo:paragraph-rsid="002b1fae"/>
    </style:style>
    <style:style style:name="P14" style:family="paragraph" style:parent-style-name="Standard">
      <style:text-properties officeooo:rsid="002c0cbc" officeooo:paragraph-rsid="002c0cbc"/>
    </style:style>
    <style:style style:name="P15" style:family="paragraph" style:parent-style-name="Standard">
      <style:text-properties officeooo:paragraph-rsid="002c0cbc"/>
    </style:style>
    <style:style style:name="P16" style:family="paragraph" style:parent-style-name="Standard">
      <style:text-properties officeooo:rsid="002dd472" officeooo:paragraph-rsid="002dd472"/>
    </style:style>
    <style:style style:name="P17" style:family="paragraph" style:parent-style-name="Standard">
      <style:text-properties officeooo:rsid="002edc78" officeooo:paragraph-rsid="002edc78"/>
    </style:style>
    <style:style style:name="P18" style:family="paragraph" style:parent-style-name="Standard">
      <style:text-properties officeooo:rsid="002f4acd" officeooo:paragraph-rsid="002f4acd"/>
    </style:style>
    <style:style style:name="P19" style:family="paragraph" style:parent-style-name="Standard">
      <style:text-properties officeooo:rsid="00339df0" officeooo:paragraph-rsid="00339df0"/>
    </style:style>
    <style:style style:name="P20" style:family="paragraph" style:parent-style-name="Standard">
      <style:text-properties officeooo:rsid="003ae41f" officeooo:paragraph-rsid="003ae41f"/>
    </style:style>
    <style:style style:name="P21" style:family="paragraph" style:parent-style-name="Standard">
      <style:text-properties officeooo:rsid="003ced9d" officeooo:paragraph-rsid="003ced9d"/>
    </style:style>
    <style:style style:name="P22" style:family="paragraph" style:parent-style-name="Standard">
      <style:text-properties officeooo:rsid="0043bc61" officeooo:paragraph-rsid="0043bc61"/>
    </style:style>
    <style:style style:name="P23" style:family="paragraph" style:parent-style-name="Standard" style:list-style-name="L1">
      <style:text-properties officeooo:rsid="0009bf65" officeooo:paragraph-rsid="0009bf65"/>
    </style:style>
    <style:style style:name="P24" style:family="paragraph" style:parent-style-name="Standard">
      <style:text-properties officeooo:rsid="0009bf65" officeooo:paragraph-rsid="0009bf65"/>
    </style:style>
    <style:style style:name="P25" style:family="paragraph" style:parent-style-name="Standard" style:list-style-name="L2">
      <style:text-properties officeooo:rsid="0009bf65" officeooo:paragraph-rsid="0009bf65"/>
    </style:style>
    <style:style style:name="P26" style:family="paragraph" style:parent-style-name="Standard" style:list-style-name="L3">
      <style:text-properties officeooo:rsid="0009bf65" officeooo:paragraph-rsid="0009bf65"/>
    </style:style>
    <style:style style:name="P27" style:family="paragraph" style:parent-style-name="Standard" style:list-style-name="L1">
      <style:text-properties officeooo:rsid="000c4818" officeooo:paragraph-rsid="000c4818"/>
    </style:style>
    <style:style style:name="P28" style:family="paragraph" style:parent-style-name="Standard" style:list-style-name="L2">
      <style:text-properties officeooo:rsid="000d72d1" officeooo:paragraph-rsid="000d72d1"/>
    </style:style>
    <style:style style:name="P29" style:family="paragraph" style:parent-style-name="Standard" style:list-style-name="L3">
      <style:text-properties officeooo:rsid="000d72d1" officeooo:paragraph-rsid="000d72d1"/>
    </style:style>
    <style:style style:name="P30" style:family="paragraph" style:parent-style-name="Standard" style:list-style-name="L5">
      <style:text-properties officeooo:rsid="000d72d1" officeooo:paragraph-rsid="000d72d1"/>
    </style:style>
    <style:style style:name="P31" style:family="paragraph" style:parent-style-name="Standard" style:list-style-name="L2">
      <style:text-properties officeooo:rsid="00198d5d" officeooo:paragraph-rsid="00198d5d"/>
    </style:style>
    <style:style style:name="P32" style:family="paragraph" style:parent-style-name="Standard" style:list-style-name="L2">
      <style:text-properties officeooo:rsid="00199212" officeooo:paragraph-rsid="00199212"/>
    </style:style>
    <style:style style:name="P33" style:family="paragraph" style:parent-style-name="Standard" style:list-style-name="L3">
      <style:text-properties officeooo:rsid="0016e417" officeooo:paragraph-rsid="0016e417"/>
    </style:style>
    <style:style style:name="P34" style:family="paragraph" style:parent-style-name="Standard" style:list-style-name="L6">
      <style:text-properties officeooo:rsid="0016e417" officeooo:paragraph-rsid="0016e417"/>
    </style:style>
    <style:style style:name="P35" style:family="paragraph" style:parent-style-name="Standard" style:list-style-name="L4">
      <style:text-properties officeooo:rsid="001a62d0" officeooo:paragraph-rsid="001a62d0"/>
    </style:style>
    <style:style style:name="P36" style:family="paragraph" style:parent-style-name="Standard" style:list-style-name="L4">
      <style:text-properties officeooo:rsid="002351e3" officeooo:paragraph-rsid="002351e3"/>
    </style:style>
    <style:style style:name="P37" style:family="paragraph" style:parent-style-name="Standard" style:list-style-name="L8">
      <style:text-properties officeooo:rsid="002351e3" officeooo:paragraph-rsid="00269f74"/>
    </style:style>
    <style:style style:name="P38" style:family="paragraph" style:parent-style-name="Standard" style:list-style-name="L6">
      <style:text-properties officeooo:rsid="00106723" officeooo:paragraph-rsid="00106723"/>
    </style:style>
    <style:style style:name="P39" style:family="paragraph" style:parent-style-name="Standard" style:list-style-name="L6">
      <style:text-properties officeooo:rsid="00140d07" officeooo:paragraph-rsid="00140d07"/>
    </style:style>
    <style:style style:name="P40" style:family="paragraph" style:parent-style-name="Standard" style:list-style-name="L7">
      <style:text-properties officeooo:rsid="0015bc8f" officeooo:paragraph-rsid="0015bc8f"/>
    </style:style>
    <style:style style:name="P41" style:family="paragraph" style:parent-style-name="Standard" style:list-style-name="L8">
      <style:text-properties officeooo:rsid="0024a4f8" officeooo:paragraph-rsid="00269f74"/>
    </style:style>
    <style:style style:name="P42" style:family="paragraph" style:parent-style-name="Standard" style:list-style-name="L9">
      <style:text-properties officeooo:rsid="00269f74" officeooo:paragraph-rsid="00269f74"/>
    </style:style>
    <style:style style:name="P43" style:family="paragraph" style:parent-style-name="Standard" style:list-style-name="L10">
      <style:text-properties officeooo:rsid="0026d3f1" officeooo:paragraph-rsid="0026d3f1"/>
    </style:style>
    <style:style style:name="P44" style:family="paragraph" style:parent-style-name="Standard" style:list-style-name="L10">
      <style:text-properties officeooo:rsid="00289380" officeooo:paragraph-rsid="00289380"/>
    </style:style>
    <style:style style:name="P45" style:family="paragraph" style:parent-style-name="Standard" style:list-style-name="L11">
      <style:text-properties officeooo:rsid="0042a2f7" officeooo:paragraph-rsid="00894381"/>
    </style:style>
    <style:style style:name="P46" style:family="paragraph" style:parent-style-name="Standard">
      <style:text-properties officeooo:rsid="0042a2f7" officeooo:paragraph-rsid="00894381"/>
    </style:style>
    <style:style style:name="P47" style:family="paragraph" style:parent-style-name="Standard" style:list-style-name="L11">
      <style:text-properties officeooo:rsid="0042bb56" officeooo:paragraph-rsid="00894381"/>
    </style:style>
    <style:style style:name="P48" style:family="paragraph" style:parent-style-name="Standard" style:list-style-name="L11">
      <style:text-properties officeooo:rsid="0042cb69" officeooo:paragraph-rsid="00894381"/>
    </style:style>
    <style:style style:name="P49" style:family="paragraph" style:parent-style-name="Standard">
      <style:text-properties officeooo:rsid="0042cb69" officeooo:paragraph-rsid="00894381"/>
    </style:style>
    <style:style style:name="P50" style:family="paragraph" style:parent-style-name="Standard" style:list-style-name="L12">
      <style:text-properties officeooo:rsid="00296f65" officeooo:paragraph-rsid="00296f65"/>
    </style:style>
    <style:style style:name="P51" style:family="paragraph" style:parent-style-name="Standard">
      <style:text-properties officeooo:rsid="00296f65" officeooo:paragraph-rsid="00296f65"/>
    </style:style>
    <style:style style:name="P52" style:family="paragraph" style:parent-style-name="Standard" style:list-style-name="L13">
      <style:text-properties officeooo:rsid="003701ba" officeooo:paragraph-rsid="003701ba"/>
    </style:style>
    <style:style style:name="P53" style:family="paragraph" style:parent-style-name="Standard" style:list-style-name="L13">
      <style:text-properties officeooo:rsid="00389a9b" officeooo:paragraph-rsid="00389a9b"/>
    </style:style>
    <style:style style:name="P54" style:family="paragraph" style:parent-style-name="Standard" style:list-style-name="L14">
      <style:text-properties officeooo:rsid="00311a47" officeooo:paragraph-rsid="00311a47"/>
    </style:style>
    <style:style style:name="P55" style:family="paragraph" style:parent-style-name="Standard" style:list-style-name="L15">
      <style:text-properties officeooo:rsid="002f4acd" officeooo:paragraph-rsid="002f4acd"/>
    </style:style>
    <style:style style:name="P56" style:family="paragraph" style:parent-style-name="Standard" style:list-style-name="L15">
      <style:text-properties officeooo:rsid="0031fe5d" officeooo:paragraph-rsid="0031fe5d"/>
    </style:style>
    <style:style style:name="P57" style:family="paragraph" style:parent-style-name="Standard" style:list-style-name="L16">
      <style:text-properties officeooo:rsid="002edc78" officeooo:paragraph-rsid="002edc78"/>
    </style:style>
    <style:style style:name="P58" style:family="paragraph" style:parent-style-name="Standard" style:list-style-name="L17">
      <style:text-properties officeooo:rsid="00339df0" officeooo:paragraph-rsid="00339df0"/>
    </style:style>
    <style:style style:name="P59" style:family="paragraph" style:parent-style-name="Standard" style:list-style-name="L18">
      <style:text-properties officeooo:rsid="003ced9d" officeooo:paragraph-rsid="003ced9d"/>
    </style:style>
    <style:style style:name="P60" style:family="paragraph" style:parent-style-name="Standard" style:list-style-name="L19">
      <style:text-properties officeooo:rsid="003ae41f" officeooo:paragraph-rsid="003ae41f"/>
    </style:style>
    <style:style style:name="P61" style:family="paragraph" style:parent-style-name="Standard" style:list-style-name="L20">
      <style:text-properties officeooo:rsid="003a24cf" officeooo:paragraph-rsid="003a24cf"/>
    </style:style>
    <style:style style:name="P62" style:family="paragraph" style:parent-style-name="Standard" style:list-style-name="L20">
      <style:text-properties officeooo:rsid="003a3e90" officeooo:paragraph-rsid="003a3e90"/>
    </style:style>
    <style:style style:name="P63" style:family="paragraph" style:parent-style-name="Standard" style:list-style-name="L21">
      <style:text-properties officeooo:rsid="0043bc61" officeooo:paragraph-rsid="004f735b"/>
    </style:style>
    <style:style style:name="P64" style:family="paragraph" style:parent-style-name="Standard" style:list-style-name="L21">
      <style:text-properties officeooo:rsid="004560cf" officeooo:paragraph-rsid="00456e53"/>
    </style:style>
    <style:style style:name="P65" style:family="paragraph" style:parent-style-name="Standard" style:list-style-name="L21">
      <style:text-properties officeooo:rsid="00456e53" officeooo:paragraph-rsid="00456e53"/>
    </style:style>
    <style:style style:name="P66" style:family="paragraph" style:parent-style-name="Standard" style:list-style-name="L21">
      <style:text-properties officeooo:rsid="004a4c7f" officeooo:paragraph-rsid="00456e53"/>
    </style:style>
    <style:style style:name="P67" style:family="paragraph" style:parent-style-name="Standard" style:list-style-name="L21">
      <style:text-properties officeooo:rsid="00652e98" officeooo:paragraph-rsid="00652e98"/>
    </style:style>
    <style:style style:name="P68" style:family="paragraph" style:parent-style-name="Standard" style:list-style-name="L21">
      <style:text-properties officeooo:rsid="006d29d8" officeooo:paragraph-rsid="006d29d8"/>
    </style:style>
    <style:style style:name="P69" style:family="paragraph" style:parent-style-name="Standard" style:list-style-name="L20">
      <style:text-properties officeooo:rsid="007d2d41" officeooo:paragraph-rsid="007d2d41"/>
    </style:style>
    <style:style style:name="P70" style:family="paragraph" style:parent-style-name="Standard" style:list-style-name="L19">
      <style:text-properties officeooo:rsid="007edf62" officeooo:paragraph-rsid="007edf62"/>
    </style:style>
    <style:style style:name="P71" style:family="paragraph" style:parent-style-name="Standard" style:list-style-name="L17">
      <style:text-properties officeooo:rsid="00828f97" officeooo:paragraph-rsid="00828f97"/>
    </style:style>
    <style:style style:name="P72" style:family="paragraph" style:parent-style-name="Standard" style:list-style-name="L16">
      <style:text-properties officeooo:rsid="008324ee" officeooo:paragraph-rsid="008324ee"/>
    </style:style>
    <style:style style:name="P73" style:family="paragraph" style:parent-style-name="Standard" style:list-style-name="L15">
      <style:text-properties officeooo:rsid="0086ea14" officeooo:paragraph-rsid="0086ea14"/>
    </style:style>
    <style:style style:name="P74" style:family="paragraph" style:parent-style-name="Standard">
      <style:text-properties officeooo:rsid="008a04d8" officeooo:paragraph-rsid="008a04d8"/>
    </style:style>
    <style:style style:name="P75" style:family="paragraph" style:parent-style-name="Standard" style:list-style-name="L23">
      <style:text-properties officeooo:paragraph-rsid="008a04d8"/>
    </style:style>
    <style:style style:name="P76" style:family="paragraph" style:parent-style-name="Standard" style:list-style-name="L23">
      <style:text-properties officeooo:rsid="008ecb51" officeooo:paragraph-rsid="008ecb51"/>
    </style:style>
    <style:style style:name="P77" style:family="paragraph" style:parent-style-name="Standard" style:list-style-name="L23">
      <style:text-properties officeooo:rsid="00914c1a" officeooo:paragraph-rsid="00914c1a"/>
    </style:style>
    <style:style style:name="P78" style:family="paragraph" style:parent-style-name="Standard" style:list-style-name="L23">
      <style:text-properties officeooo:rsid="00960ed0" officeooo:paragraph-rsid="00960ed0"/>
    </style:style>
    <style:style style:name="P79" style:family="paragraph" style:parent-style-name="Standard" style:list-style-name="L23">
      <style:text-properties officeooo:rsid="00972b13" officeooo:paragraph-rsid="00972b13"/>
    </style:style>
    <style:style style:name="P80" style:family="paragraph" style:parent-style-name="Standard" style:list-style-name="L23">
      <style:text-properties officeooo:rsid="009b0879" officeooo:paragraph-rsid="009b0879"/>
    </style:style>
    <style:style style:name="P81" style:family="paragraph" style:parent-style-name="Standard" style:list-style-name="L23">
      <style:text-properties officeooo:rsid="00a07584" officeooo:paragraph-rsid="00a07584"/>
    </style:style>
    <style:style style:name="P82" style:family="paragraph" style:parent-style-name="Standard" style:list-style-name="L23">
      <style:text-properties officeooo:rsid="00a520ab" officeooo:paragraph-rsid="00a520ab"/>
    </style:style>
    <style:style style:name="P83" style:family="paragraph" style:parent-style-name="Standard" style:list-style-name="L23">
      <style:text-properties officeooo:rsid="00aa0208" officeooo:paragraph-rsid="00aa0208"/>
    </style:style>
    <style:style style:name="P84" style:family="paragraph" style:parent-style-name="Standard" style:list-style-name="L23">
      <style:text-properties officeooo:rsid="00ac33ae" officeooo:paragraph-rsid="00ac33ae"/>
    </style:style>
    <style:style style:name="P85" style:family="paragraph" style:parent-style-name="Standard" style:list-style-name="L23">
      <style:text-properties officeooo:rsid="00adce23" officeooo:paragraph-rsid="00adce23"/>
    </style:style>
    <style:style style:name="P86" style:family="paragraph" style:parent-style-name="Standard" style:list-style-name="L23">
      <style:text-properties officeooo:rsid="00ae46af" officeooo:paragraph-rsid="00ae46af"/>
    </style:style>
    <style:style style:name="P87" style:family="paragraph" style:parent-style-name="Standard" style:list-style-name="L23">
      <style:text-properties officeooo:rsid="00afb407" officeooo:paragraph-rsid="00afb407"/>
    </style:style>
    <style:style style:name="P88" style:family="paragraph" style:parent-style-name="Standard" style:list-style-name="L23">
      <style:text-properties officeooo:rsid="00b34ab3" officeooo:paragraph-rsid="00b34ab3"/>
    </style:style>
    <style:style style:name="P89" style:family="paragraph" style:parent-style-name="Standard" style:list-style-name="L23">
      <style:text-properties officeooo:rsid="00b65108" officeooo:paragraph-rsid="00b65108"/>
    </style:style>
    <style:style style:name="T1" style:family="text">
      <style:text-properties officeooo:rsid="000bae31"/>
    </style:style>
    <style:style style:name="T2" style:family="text">
      <style:text-properties officeooo:rsid="000d72d1"/>
    </style:style>
    <style:style style:name="T3" style:family="text">
      <style:text-properties officeooo:rsid="0010ec95"/>
    </style:style>
    <style:style style:name="T4" style:family="text">
      <style:text-properties officeooo:rsid="0015bc8f"/>
    </style:style>
    <style:style style:name="T5" style:family="text">
      <style:text-properties officeooo:rsid="0017d9aa"/>
    </style:style>
    <style:style style:name="T6" style:family="text">
      <style:text-properties officeooo:rsid="00195316"/>
    </style:style>
    <style:style style:name="T7" style:family="text">
      <style:text-properties officeooo:rsid="00197aaa"/>
    </style:style>
    <style:style style:name="T8" style:family="text">
      <style:text-properties officeooo:rsid="00198d5d"/>
    </style:style>
    <style:style style:name="T9" style:family="text">
      <style:text-properties officeooo:rsid="001a95bb"/>
    </style:style>
    <style:style style:name="T10" style:family="text">
      <style:text-properties officeooo:rsid="00200491"/>
    </style:style>
    <style:style style:name="T11" style:family="text">
      <style:text-properties officeooo:rsid="002351e3"/>
    </style:style>
    <style:style style:name="T12" style:family="text">
      <style:text-properties officeooo:rsid="00289380"/>
    </style:style>
    <style:style style:name="T13" style:family="text">
      <style:text-properties officeooo:rsid="00296f65"/>
    </style:style>
    <style:style style:name="T14" style:family="text">
      <style:text-properties officeooo:rsid="002edc78"/>
    </style:style>
    <style:style style:name="T15" style:family="text">
      <style:text-properties officeooo:rsid="0035043c"/>
    </style:style>
    <style:style style:name="T16" style:family="text">
      <style:text-properties officeooo:rsid="00396286"/>
    </style:style>
    <style:style style:name="T17" style:family="text">
      <style:text-properties officeooo:rsid="003a7fda"/>
    </style:style>
    <style:style style:name="T18" style:family="text">
      <style:text-properties officeooo:rsid="003b0318"/>
    </style:style>
    <style:style style:name="T19" style:family="text">
      <style:text-properties officeooo:rsid="003e5561"/>
    </style:style>
    <style:style style:name="T20" style:family="text">
      <style:text-properties officeooo:rsid="003f179d"/>
    </style:style>
    <style:style style:name="T21" style:family="text">
      <style:text-properties officeooo:rsid="004063b8"/>
    </style:style>
    <style:style style:name="T22" style:family="text">
      <style:text-properties officeooo:rsid="0041556d"/>
    </style:style>
    <style:style style:name="T23" style:family="text">
      <style:text-properties officeooo:rsid="004caf03"/>
    </style:style>
    <style:style style:name="T24" style:family="text">
      <style:text-properties officeooo:rsid="005f7ce1"/>
    </style:style>
    <style:style style:name="T25" style:family="text">
      <style:text-properties officeooo:rsid="0066ec75"/>
    </style:style>
    <style:style style:name="T26" style:family="text">
      <style:text-properties officeooo:rsid="006924e5"/>
    </style:style>
    <style:style style:name="T27" style:family="text">
      <style:text-properties officeooo:rsid="006e915d"/>
    </style:style>
    <style:style style:name="T28" style:family="text">
      <style:text-properties officeooo:rsid="0072c252"/>
    </style:style>
    <style:style style:name="T29" style:family="text">
      <style:text-properties officeooo:rsid="0074945b"/>
    </style:style>
    <style:style style:name="T30" style:family="text">
      <style:text-properties officeooo:rsid="0078c7cb"/>
    </style:style>
    <style:style style:name="T31" style:family="text">
      <style:text-properties officeooo:rsid="0078d13e"/>
    </style:style>
    <style:style style:name="T32" style:family="text">
      <style:text-properties officeooo:rsid="007e52e0"/>
    </style:style>
    <style:style style:name="T33" style:family="text">
      <style:text-properties officeooo:rsid="007ffcd5"/>
    </style:style>
    <style:style style:name="T34" style:family="text">
      <style:text-properties officeooo:rsid="008483b0"/>
    </style:style>
    <style:style style:name="T35" style:family="text">
      <style:text-properties officeooo:rsid="0085a8e2"/>
    </style:style>
    <style:style style:name="T36" style:family="text">
      <style:text-properties officeooo:rsid="0087ae6b"/>
    </style:style>
    <style:style style:name="T37" style:family="text">
      <style:text-properties officeooo:rsid="0088ba51"/>
    </style:style>
    <style:style style:name="T38" style:family="text">
      <style:text-properties officeooo:rsid="008a04d8"/>
    </style:style>
    <style:style style:name="T39" style:family="text">
      <style:text-properties officeooo:rsid="008fb05e"/>
    </style:style>
    <style:style style:name="T40" style:family="text">
      <style:text-properties officeooo:rsid="0092ead0"/>
    </style:style>
    <style:style style:name="T41" style:family="text">
      <style:text-properties officeooo:rsid="0098ad72"/>
    </style:style>
    <style:style style:name="T42" style:family="text">
      <style:text-properties officeooo:rsid="009a7259"/>
    </style:style>
    <style:style style:name="T43" style:family="text">
      <style:text-properties officeooo:rsid="009c0648"/>
    </style:style>
    <style:style style:name="T44" style:family="text">
      <style:text-properties officeooo:rsid="00a04b4f"/>
    </style:style>
    <style:style style:name="T45" style:family="text">
      <style:text-properties officeooo:rsid="00a717b2"/>
    </style:style>
    <style:style style:name="T46" style:family="text">
      <style:text-properties officeooo:rsid="00a845a4"/>
    </style:style>
    <style:style style:name="T47" style:family="text">
      <style:text-properties officeooo:rsid="00a9bfc9"/>
    </style:style>
    <style:style style:name="T48" style:family="text">
      <style:text-properties officeooo:rsid="00aae589"/>
    </style:style>
    <style:style style:name="T49" style:family="text">
      <style:text-properties officeooo:rsid="00b14c82"/>
    </style:style>
    <style:style style:name="T50" style:family="text">
      <style:text-properties officeooo:rsid="00b52356"/>
    </style:style>
    <style:style style:name="T51" style:family="text">
      <style:text-properties officeooo:rsid="00b7fa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04.10 </text:p>
      <text:list xml:id="list3318659498" text:style-name="L1">
        <text:list-item>
          <text:p text:style-name="P23">illogical thinking. </text:p>
        </text:list-item>
        <text:list-item>
          <text:p text:style-name="P27">Overly emotional for no reason </text:p>
        </text:list-item>
        <text:list-item>
          <text:p text:style-name="P27">lacking goals <text:span text:style-name="T8">and lacking initiatives, never critically thinking. Mind was overly emotional and lacked logic. (write your thoughts down and structure them so that it is coherent. Human beings are atrocious at making decisions and remembering things. Humans need a written approach to refrain from being unduly influenced by avaiability bias, recency bias)</text:span></text:p>
        </text:list-item>
      </text:list>
      <text:p text:style-name="P2"/>
      <text:p text:style-name="P2">2005.10.10 Monday</text:p>
      <text:list xml:id="list1570002628" text:style-name="L2">
        <text:list-item>
          <text:p text:style-name="P25">overly emotional </text:p>
        </text:list-item>
        <text:list-item>
          <text:p text:style-name="P28">no utility from that lifestyle/<text:span text:style-name="T7">city</text:span> <text:span text:style-name="T6">(finish degree, then explore other places, lifestyles)</text:span></text:p>
        </text:list-item>
        <text:list-item>
          <text:p text:style-name="P31">Toronto did not prove to be a worthy destination → do not stay there. (NYC turned out to be way better)</text:p>
        </text:list-item>
        <text:list-item>
          <text:p text:style-name="P32">Focus on making money so you can be independent and choose wherever you want to live</text:p>
        </text:list-item>
      </text:list>
      <text:p text:style-name="P2"/>
      <text:p text:style-name="P1"/>
      <text:p text:style-name="P1">2006.7.6 Thursday</text:p>
      <text:list xml:id="list3809562143" text:style-name="L3">
        <text:list-item>
          <text:p text:style-name="P26">argue for no reason <text:span text:style-name="T2">(noone ever wins an argument, walk away)</text:span></text:p>
        </text:list-item>
        <text:list-item>
          <text:p text:style-name="P29">being overly emotional (always show less emotions than your opponent, say less than your opponent)</text:p>
        </text:list-item>
      </text:list>
      <text:p text:style-name="P2"/>
      <text:p text:style-name="P2"/>
      <text:p text:style-name="P2">2007.4.22 Coughing</text:p>
      <text:list xml:id="list84415925590741" text:continue-numbering="true" text:style-name="L3">
        <text:list-item>
          <text:p text:style-name="P26">no backup glasses <text:span text:style-name="T1">(always back up wherever that can go wrong)</text:span></text:p>
        </text:list-item>
        <text:list-item>
          <text:p text:style-name="P26">Did not sufficiently look for a solution <text:span text:style-name="T1">(always search for solutions, be goal oriented, adopt a scientific approach in finding solutions. Try different methodologies, detailing the methods, successes rate, problems encountered, adopt a checklist approach)</text:span></text:p>
        </text:list-item>
        <text:list-item>
          <text:p text:style-name="P33">Try a variety of medicine including Chinese medicine (Don’t limit yourself to western medicine <text:span text:style-name="T5">or one place, explore more options, explore more places</text:span>)</text:p>
        </text:list-item>
      </text:list>
      <text:p text:style-name="P7"/>
      <text:p text:style-name="P7">2007.6 Stock purchases</text:p>
      <text:list xml:id="list533270923" text:style-name="L4">
        <text:list-item>
          <text:p text:style-name="P35">bought SOHU and sold in 3 days, bought Novastar financial and held until bankruptcy (lack of knowledge on prospect theory, computer science, lack of awareness on investment biases, behavioral finance was not sufficiently covered in a finance curriculum, <text:span text:style-name="T9">people exhibit risk averse behavior in a gain position and exhibit risk seeking behavior in a loss position, both because U(moving downward) is much more worse U(moving up</text:span>). <text:span text:style-name="T10">People lock in gains to avoid regret, and hold on to losers to avoid turning the loss into reality. When markets panic, investors respond by panicking, this is fight or flight response in which they decide to run in fear of losing everything. They keep buying on losers to average down the cost and cut when market sells into a panic and they cut everything in the liquidity stage. </text:span></text:p>
        </text:list-item>
        <text:list-item>
          <text:p text:style-name="P36">The role of positive reinforcement in the formation of boom and bust cycles not covered in finance. This leads to constant disequilibrium.</text:p>
        </text:list-item>
        <text:list-item>
          <text:p text:style-name="P36">The role of the biases affecting the market participants are not covered in finance. </text:p>
        </text:list-item>
      </text:list>
      <text:p text:style-name="P2"/>
      <text:p text:style-name="P3">2008.4.10 Zhulei</text:p>
      <text:list xml:id="list4032256202" text:style-name="L5">
        <text:list-item>
          <text:p text:style-name="P30">people have the incentive to turn their backs on you any time. (Be friendly, but don’t invest in people)</text:p>
        </text:list-item>
        <text:list-item>
          <text:p text:style-name="P30"/>
        </text:list-item>
      </text:list>
      <text:p text:style-name="P2"><text:soft-page-break/></text:p>
      <text:p text:style-name="P4">2009.1</text:p>
      <text:list xml:id="list3050813962" text:style-name="L6">
        <text:list-item>
          <text:p text:style-name="P38">Overinvestment in wmy (<text:span text:style-name="T3">No overinvestment. Always invest less than others.</text:span>)</text:p>
        </text:list-item>
        <text:list-item>
          <text:p text:style-name="P39">Never rely on others <text:span text:style-name="T4">emotionally,</text:span></text:p>
        </text:list-item>
        <text:list-item>
          <text:p text:style-name="P34"/>
        </text:list-item>
      </text:list>
      <text:p text:style-name="P5"/>
      <text:p text:style-name="P6">2009.4 Dalian landlord incident</text:p>
      <text:list xml:id="list4044280282" text:style-name="L7">
        <text:list-item>
          <text:p text:style-name="P40">always prepare for ruthlessness of opponent, <text:span text:style-name="T11">never expect mercy</text:span></text:p>
        </text:list-item>
      </text:list>
      <text:p text:style-name="P6"/>
      <text:p text:style-name="P6"/>
      <text:p text:style-name="P8">2009.7 Taiwan landlord</text:p>
      <text:list xml:id="list2242940061" text:style-name="L8">
        <text:list-item>
          <text:p text:style-name="P37">did not learn from Taiwan landlord’s real estate lesson. Nely Galan: buy the property your company’s on, the property will be worth more than the land. Taiwan entrepreneurs in China: buying land in Shenzhen, then guanwai, then dongguan, their land is worth more than the company. </text:p>
        </text:list-item>
        <text:list-item>
          <text:p text:style-name="P41">There is always an incentive for government to increase land prices to get the economy going and make money on taxes. </text:p>
        </text:list-item>
      </text:list>
      <text:p text:style-name="P8"/>
      <text:p text:style-name="P9">2010.7 left HK</text:p>
      <text:list xml:id="list1340303386" text:style-name="L9">
        <text:list-item>
          <text:p text:style-name="P42">start working and buy properties, learn the TW landlord, buy 2 units and rent out</text:p>
        </text:list-item>
        <text:list-item>
          <text:p text:style-name="P42">financial crisis, its a good time to go into property market</text:p>
        </text:list-item>
      </text:list>
      <text:p text:style-name="P9"/>
      <text:p text:style-name="P10">2010.9 did not leave NY </text:p>
      <text:list xml:id="list1961017978" text:style-name="L10">
        <text:list-item>
          <text:p text:style-name="P43">the program was a terrible program with very bad professors, <text:span text:style-name="T12">was not a top program</text:span></text:p>
        </text:list-item>
        <text:list-item>
          <text:p text:style-name="P44">you should cut loss and exit the program at that point, instead of staying</text:p>
        </text:list-item>
        <text:list-item>
          <text:p text:style-name="P44">focus on the actual program instead of the Columbia name. What you are learning, what money you are making. <text:span text:style-name="T13">No effect on</text:span> your health and wealth. No effect on your asset base and technology. </text:p>
        </text:list-item>
      </text:list>
      <text:p text:style-name="P1"/>
      <text:p text:style-name="P11">2010 Winter <text:span text:style-name="T37">New York</text:span></text:p>
      <text:list xml:id="list2507225164" text:style-name="L12">
        <text:list-item>
          <text:p text:style-name="P50">Not in good physical condition in the winter, did not learn the lesson of 2004 Vancouver (depression), 2005 Winter Toronto(depression), 2006 Winter Toronto (heart conditions) ,2007 winter Toronto (<text:span text:style-name="T22">v</text:span>ertigo, <text:span text:style-name="T22">coughing).</text:span></text:p>
        </text:list-item>
      </text:list>
      <text:p text:style-name="P11"/>
      <text:p text:style-name="P46">2011.6 did not leave NY</text:p>
      <text:list xml:id="list1480246156" text:style-name="L11">
        <text:list-item>
          <text:p text:style-name="P45">after work was done, there was no point in living there. Go back to vancouver, travel around, don’t stay in one place</text:p>
        </text:list-item>
        <text:list-item>
          <text:p text:style-name="P45">your new york experience helps elsewhere, but not in NY</text:p>
        </text:list-item>
        <text:list-item>
          <text:p text:style-name="P47">Always travel, either mind or body on the route of learning stuff.</text:p>
        </text:list-item>
        <text:list-item>
          <text:p text:style-name="P48">Stayed for 6 months, completely useless, until 2013.1</text:p>
        </text:list-item>
      </text:list>
      <text:p text:style-name="P49"/>
      <text:p text:style-name="Standard"/>
      <text:p text:style-name="P12">2013.6 Pneumonia from Vancouver trip</text:p>
      <text:list xml:id="list2869728273" text:style-name="L13">
        <text:list-item>
          <text:p text:style-name="P52">always wear long sleeve in an environment with lot of germs. When your feet are cold, your WBC cannot protect your noses</text:p>
        </text:list-item>
        <text:list-item>
          <text:p text:style-name="P53">wear long sleeve in an environment where you expect to sit for long term, with poor ventilation <text:span text:style-name="T16">and sick people</text:span></text:p>
        </text:list-item>
      </text:list>
      <text:p text:style-name="P13"/>
      <text:p text:style-name="P14"><text:soft-page-break/>2017.3 Seafood related stomach problems</text:p>
      <text:list xml:id="list3229593550" text:style-name="L14">
        <text:list-item>
          <text:p text:style-name="P54">only eat fish with scales and fins</text:p>
        </text:list-item>
        <text:list-item>
          <text:p text:style-name="P54">do not eat any non-fish seafood</text:p>
        </text:list-item>
      </text:list>
      <text:p text:style-name="P14"/>
      <text:p text:style-name="P14">2017.6 Got swindled by online <text:span text:style-name="T35">whores</text:span></text:p>
      <text:list xml:id="list2208964072" text:style-name="L15">
        <text:list-item>
          <text:p text:style-name="P55">do not have monetary exchanges with anyone</text:p>
        </text:list-item>
        <text:list-item>
          <text:p text:style-name="P56">do not have a relationship with people online</text:p>
        </text:list-item>
        <text:list-item>
          <text:p text:style-name="P73">avoid all things online unless <text:span text:style-name="T36">it is unavoidable</text:span></text:p>
        </text:list-item>
      </text:list>
      <text:p text:style-name="P18"/>
      <text:p text:style-name="P14">2017.6 Seafood related stomach problem, <text:span text:style-name="T14">larry, Guangzhou</text:span></text:p>
      <text:list xml:id="list1855160535" text:style-name="L16">
        <text:list-item>
          <text:p text:style-name="P57">did not learn the lesson from 3 months ago in Haikou and ate out twice on the single day. </text:p>
        </text:list-item>
        <text:list-item>
          <text:p text:style-name="P57">Do not eat any seafood other than Salmon <text:span text:style-name="T20">or Mackerel. </text:span></text:p>
        </text:list-item>
        <text:list-item>
          <text:p text:style-name="P72">For meat: avoid seafood (19/9/17 in Toronto there has not been a stomach flu incident). <text:span text:style-name="T34">Avoid overeating. Stick to easy to digest food like carbs and veggies.</text:span></text:p>
        </text:list-item>
      </text:list>
      <text:p text:style-name="P17"/>
      <text:p text:style-name="P19">2017.8 coughing for 1 month</text:p>
      <text:list xml:id="list2086794298" text:style-name="L17">
        <text:list-item>
          <text:p text:style-name="P58">do not buy chinese made furniture/cars,<text:span text:style-name="T15"> poisonous.</text:span></text:p>
        </text:list-item>
        <text:list-item>
          <text:p text:style-name="P71">Fully ventilate furniture after buying, for 1-2 months</text:p>
        </text:list-item>
      </text:list>
      <text:p text:style-name="P15"/>
      <text:p text:style-name="P21">2018.5 Beijing</text:p>
      <text:list xml:id="list1448638350" text:style-name="L18">
        <text:list-item>
          <text:p text:style-name="P59">very expensive to stay, bad food, bad environment, <text:span text:style-name="T19">0 utility, waste of time</text:span></text:p>
        </text:list-item>
      </text:list>
      <text:p text:style-name="P15"/>
      <text:p text:style-name="P20">2018.5 Shandong <text:span text:style-name="T21">flu</text:span></text:p>
      <text:list xml:id="list3141882872" text:style-name="L19">
        <text:list-item>
          <text:p text:style-name="P60">Qingdao was locked down → always avoid wherever the leader is going</text:p>
        </text:list-item>
        <text:list-item>
          <text:p text:style-name="P60">Other parts of shandong are very backwards, avoid <text:span text:style-name="T18">Yantai and Haiyang</text:span></text:p>
        </text:list-item>
        <text:list-item>
          <text:p text:style-name="P70">Avoid china in general except Hainan, <text:span text:style-name="T33">Hainan is backwards economically. The only good things are: swimming, skating, drone flying, spend time with family, good weather. All these could be replicated in US but there has to be medical coverage.</text:span></text:p>
        </text:list-item>
      </text:list>
      <text:p text:style-name="P15"/>
      <text:p text:style-name="P16">2018 <text:span text:style-name="T28">Winter had a cold</text:span></text:p>
      <text:list xml:id="list91714696" text:style-name="L20">
        <text:list-item>
          <text:p text:style-name="P61">had 5 days of exposure per week to APLUS, no windows, full of sick people</text:p>
        </text:list-item>
        <text:list-item>
          <text:p text:style-name="P62">carby diet, with lot of purchased sweets and bread <text:span text:style-name="T17">and icecream</text:span></text:p>
        </text:list-item>
        <text:list-item>
          <text:p text:style-name="P69">Avoid school, quickly eliminate when no benefit is there to be d<text:span text:style-name="T32">erived</text:span></text:p>
        </text:list-item>
      </text:list>
      <text:p text:style-name="P16"/>
      <text:p text:style-name="Standard"/>
      <text:p text:style-name="Standard"/>
      <text:p text:style-name="P22">Synthesis </text:p>
      <text:list xml:id="list2561468149" text:style-name="L21">
        <text:list-item>
          <text:p text:style-name="P63">Don’t eat seafood, it caused most physical pains including Jan 1999 in Wenzhou (eating 虾爬）, Jun 2008 in Dalian (eating 蚬子<text:span text:style-name="T24">)</text:span>, Mar 2017 in Haikou<text:span text:style-name="T24">(all you can eat)</text:span>, Jun 2017 in Shenzhen (观海). <text:span text:style-name="T23">(煲仔饭 never caused any problems, chicken, beef, lamb never caused any problems)</text:span></text:p>
        </text:list-item>
        <text:list-item>
          <text:p text:style-name="P64">Stay in the tropics for winter. Winter in cold regions resulted in 2004 depression in vancouver, 2005 depression in toronto, 2006 heart problem in toronto, 2007 vertigo in toronto, (2008 winter was fine due to wmy) 2009 boredom in harbin, 2010 deterioration of mental and physical health in NYC, 2011 poor job performance in NYC, 2012 eating deliveries in NYC. (2013 working in HK better, eating at CCT, 2014 no memories, 2015 poor winter, learning Java, 2016 no memories, 2017 Hainan, 2018 poor memories in Shenzhen learning K+J at APLUS, <text:span text:style-name="T29">got very sick in Dec 2018 due to a cold, was cooking chicken soup by oneself</text:span>) Best winters: Jan-Apr 2018 in Haikou+Sanya. End of 2018 in Shenzhen was not good, was cold. Winters never improve utility, they are a big life drag. <text:s/></text:p>
        </text:list-item>
        <text:list-item>
          <text:p text:style-name="P65">Don’t work for someone else. When you work for someone else, you become lazy and complacent. <text:span text:style-name="T30">Your mindset changes to that of an employee.</text:span></text:p>
        </text:list-item>
        <text:list-item>
          <text:p text:style-name="P66">Don’t go to school. It causes physical and mental deterioration, laziness, stupor, confusion. <text:span text:style-name="T31">(2019 9 17: this point is especially poignant because going to school would force you to stay in cold places, refer to point no.2)</text:span></text:p>
        </text:list-item>
        <text:list-item>
          <text:p text:style-name="P67"><text:soft-page-break/>Overall physical and mental status are feeble and require the environment to be in the best condition, including <text:span text:style-name="T25">good </text:span>weather, <text:span text:style-name="T25">nice </text:span>climate, sunshine, <text:span text:style-name="T26">good food. (19/9/17: given such feebleness, you need full optionality over physical location, occupation, food, social)</text:span></text:p>
        </text:list-item>
        <text:list-item>
          <text:p text:style-name="P68">Your fallback options are Dec-Apr in Hainan, Apr-Nov in Shenzhen. <text:span text:style-name="T27">The better US verion is summer in Vancouver, winter in Souther California (October to April), or Toronto+Florida. The goal this year is to support yourself through an expedition in an effort to explore for a better mode of life. When you are in california, search for methodologies to open a business or establish a base there. </text:span></text:p>
        </text:list-item>
      </text:list>
      <text:p text:style-name="Standard"/>
      <text:p text:style-name="P74">How to avoid emotional swings </text:p>
      <text:list xml:id="list1164935001" text:style-name="L23">
        <text:list-item>
          <text:p text:style-name="P75"><text:span text:style-name="T38">understand key motivation of people (money/fame/recognition/loneliness/showoff)</text:span></text:p>
        </text:list-item>
        <text:list-item>
          <text:p text:style-name="P76">maintain full flexiblity in physical location, <text:span text:style-name="T39">if weather is bothering you, move somewhere else</text:span></text:p>
        </text:list-item>
        <text:list-item>
          <text:p text:style-name="P80">Have full control over time and <text:span text:style-name="T43">mind</text:span></text:p>
        </text:list-item>
        <text:list-item>
          <text:p text:style-name="P77">act nonchalant, do not give off any signals, <text:span text:style-name="T40">including buying signal, interest</text:span></text:p>
        </text:list-item>
        <text:list-item>
          <text:p text:style-name="P82">do not involve money <text:span text:style-name="T45">in any relationship</text:span></text:p>
        </text:list-item>
        <text:list-item>
          <text:p text:style-name="P78">Talk less listen more. Know <text:span text:style-name="T44">others’</text:span> mistakes are but don’t point out</text:p>
        </text:list-item>
        <text:list-item>
          <text:p text:style-name="P79"><text:span text:style-name="T41">Recognize, avoid and m</text:span>anipulate <text:span text:style-name="T42">with </text:span>cognitive biases. <text:span text:style-name="T46">(e.g. delay for 2 days and use sunk cost bias to get what you want)</text:span></text:p>
        </text:list-item>
        <text:list-item>
          <text:p text:style-name="P81">Be brief. <text:span text:style-name="T47">One sentence suffices.</text:span></text:p>
        </text:list-item>
        <text:list-item>
          <text:p text:style-name="P83">Always negotiate. <text:span text:style-name="T48">Never give out something for nothing in return. </text:span></text:p>
        </text:list-item>
        <text:list-item>
          <text:p text:style-name="P84">Eat real food. Avoid overeating. </text:p>
        </text:list-item>
        <text:list-item>
          <text:p text:style-name="P85">Avoid too much proximity/duration/frequency/intensity. <text:span text:style-name="T49">Focus on information exchange. </text:span><text:s/></text:p>
        </text:list-item>
        <text:list-item>
          <text:p text:style-name="P86">Focus on winning, not winning an argument. </text:p>
        </text:list-item>
        <text:list-item>
          <text:p text:style-name="P87">Be modest and learn everything you can from others. </text:p>
        </text:list-item>
        <text:list-item>
          <text:p text:style-name="P88">Cover your ass in all cases. Have redundant resources. <text:span text:style-name="T50">If something goes wrong what can it be?</text:span></text:p>
        </text:list-item>
        <text:list-item>
          <text:p text:style-name="P89">Never take huge risks, always ensure survival to the next day. <text:span text:style-name="T51">Take bite-size risk. Don’t leverage to the full. </text:span></text:p>
        </text:list-item>
      </text:list>
      <text:p text:style-name="P74"/>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3:43:53.565651000</meta:creation-date>
    <meta:generator>LibreOffice/6.0.7.3$Linux_X86_64 LibreOffice_project/00m0$Build-3</meta:generator>
    <dc:date>2019-09-17T08:44:14.680133959</dc:date>
    <meta:editing-duration>PT1H37M49S</meta:editing-duration>
    <meta:editing-cycles>169</meta:editing-cycles>
    <meta:document-statistic meta:table-count="0" meta:image-count="0" meta:object-count="0" meta:page-count="4" meta:paragraph-count="96" meta:word-count="1588" meta:character-count="9243" meta:non-whitespace-character-count="7809"/>
  </office:meta>
</office:document-meta>
</file>